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5.40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draw:auto-grow-height="true" fo:min-height="17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4pt"/>
    </style:style>
    <style:style style:name="P3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0pt"/>
    </style:style>
    <style:style style:name="P6" style:family="paragraph">
      <style:paragraph-properties fo:margin-left="0cm" fo:margin-right="0cm" fo:text-indent="0cm"/>
      <style:text-properties fo:font-family="'Bitstream Vera Sans Mono'" style:font-family-generic="modern" style:font-pitch="fixed" fo:font-size="20pt"/>
    </style:style>
    <style:style style:name="T1" style:family="text">
      <style:text-properties fo:font-family="'Bitstream Vera Sans Mono'" style:font-family-generic="modern" style:font-pitch="fixed" fo:font-size="24pt"/>
    </style:style>
    <style:style style:name="T2" style:family="text">
      <style:text-properties fo:font-family="'Bitstream Vera Sans Mono'" style:font-family-generic="modern" style:font-pitch="fixed" fo:font-size="15pt"/>
    </style:style>
    <style:style style:name="T3" style:family="text">
      <style:text-properties fo:font-family="'Bitstream Vera Sans Mono'" style:font-family-generic="modern" style:font-pitch="fixed"/>
    </style:style>
    <style:style style:name="T4" style:family="text">
      <style:text-properties fo:font-family="'Bitstream Vera Sans Mono'" style:font-family-generic="modern" style:font-pitch="fixed" style:text-underline-style="solid" style:text-underline-width="auto" style:text-underline-color="font-color"/>
    </style:style>
    <style:style style:name="T5" style:family="text">
      <style:text-properties fo:font-family="'Bitstream Vera Sans Mono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ing equalities</text:p>
          </draw:text-box>
        </draw:frame>
        <draw:frame presentation:style-name="pr2" draw:text-style-name="P2" draw:layer="layout" svg:width="25.199cm" svg:height="15.404cm" svg:x="1.4cm" svg:y="4.916cm" presentation:class="subtitle" presentation:user-transformed="true">
          <draw:text-box>
            <text:p text:style-name="P2"><text:span text:style-name="T1">String abc = "abc"; String def = "def";</text:span></text:p>
            <text:p text:style-name="P2"><text:span text:style-name="T1"/></text:p>
            <text:p text:style-name="P2"><text:span text:style-name="T1">// Bad way</text:span></text:p>
            <text:p text:style-name="P2"><text:span text:style-name="T1">if ( (abc + def) == "abcdef" )</text:span></text:p>
            <text:p text:style-name="P2"><text:span text:style-name="T1">{</text:span></text:p>
            <text:p text:style-name="P2"><text:span text:style-name="T1"><text:s text:c="4"/></text:span><text:span text:style-name="T1">......</text:span></text:p>
            <text:p text:style-name="P2"><text:span text:style-name="T1">}</text:span></text:p>
            <text:p text:style-name="P2"><text:span text:style-name="T1"/></text:p>
            <text:p text:style-name="P2"><text:span text:style-name="T1">// Good way</text:span></text:p>
            <text:p text:style-name="P2"><text:span text:style-name="T1">if ( (abc + def).equals("abcdef") )</text:span></text:p>
            <text:p text:style-name="P2"><text:span text:style-name="T1">{</text:span></text:p>
            <text:p text:style-name="P2"><text:span text:style-name="T1"><text:s text:c="3"/></text:span><text:span text:style-name="T1">.....</text:span></text:p>
            <text:p text:style-name="P2"><text:span text:style-name="T1">}</text:span></text:p>
            <text:p text:style-name="P2"><text:span text:style-name="T2"><text:a xlink:href="http://java.sun.com/j2se/1.3/docs/api/java/lang/String.html">http://java.sun.com/j2se/1.3/docs/api/java/lang/String.html</text:a></text:span></text:p>
            <text:p text:style-name="P2"><text:span text:style-name="T2">(google “java string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finite?</text:p>
          </draw:text-box>
        </draw:frame>
        <draw:frame presentation:style-name="pr4" draw:text-style-name="P3" draw:layer="layout" svg:width="25.199cm" svg:height="13.86cm" svg:x="1.471cm" svg:y="5.08cm" presentation:class="subtitle" presentation:user-transformed="true">
          <draw:text-box>
            <text:p text:style-name="P3"><text:span text:style-name="T3">x=1;</text:span></text:p>
            <text:p text:style-name="P3"><text:span text:style-name="T3">y=1;</text:span></text:p>
            <text:p text:style-name="P3"><text:span text:style-name="T3"/></text:p>
            <text:p text:style-name="P3"><text:span text:style-name="T3">while (x&lt;5) {</text:span></text:p>
            <text:p text:style-name="P3"><text:span text:style-name="T3"><text:tab/></text:span><text:span text:style-name="T3">x=y;</text:span></text:p>
            <text:p text:style-name="P3"><text:span text:style-name="T3"><text:tab/></text:span><text:span text:style-name="T3">while(y&lt;3) {</text:span></text:p>
            <text:p text:style-name="P3"><text:span text:style-name="T3"><text:tab/></text:span><text:span text:style-name="T3"><text:tab/></text:span><text:span text:style-name="T3"><text:tab/></text:span><text:span text:style-name="T3">x=y++;</text:span><text:span text:style-name="T3"><text:tab/></text:span><text:span text:style-name="T3"><text:tab/></text:span></text:p>
            <text:p text:style-name="P3"><text:span text:style-name="T3"><text:tab/></text:span><text:span text:style-name="T3">}</text:span></text:p>
            <text:p text:style-name="P3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oid functions</text:p>
          </draw:text-box>
        </draw:frame>
        <draw:frame presentation:style-name="pr4" draw:text-style-name="P3" draw:layer="layout" svg:width="25.199cm" svg:height="13.86cm" svg:x="1.4cm" svg:y="4.914cm" presentation:class="subtitle">
          <draw:text-box>
            <text:p text:style-name="P3"><text:span text:style-name="T3">void functionName()</text:span></text:p>
            <text:p text:style-name="P3"><text:span text:style-name="T3">{</text:span></text:p>
            <text:p text:style-name="P3"><text:span text:style-name="T3"><text:s text:c="5"/></text:span><text:span text:style-name="T3">//do something</text:span></text:p>
            <text:p text:style-name="P3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nction with return value</text:p>
          </draw:text-box>
        </draw:frame>
        <draw:frame presentation:style-name="pr4" draw:text-style-name="P3" draw:layer="layout" svg:width="25.199cm" svg:height="13.86cm" svg:x="1.4cm" svg:y="4.914cm" presentation:class="subtitle">
          <draw:text-box>
            <text:p text:style-name="P3"><text:span text:style-name="T4">int</text:span><text:span text:style-name="T3"> addNumbers(int x, int y)</text:span></text:p>
            <text:p text:style-name="P3"><text:span text:style-name="T3">{</text:span></text:p>
            <text:p text:style-name="P3"><text:span text:style-name="T3"><text:s text:c="5"/></text:span><text:span text:style-name="T3">int z=x+y;</text:span></text:p>
            <text:p text:style-name="P3"><text:span text:style-name="T3"/></text:p>
            <text:p text:style-name="P3"><text:span text:style-name="T3"><text:s text:c="5"/></text:span><text:span text:style-name="T4">return z;</text:span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function with return value</text:p>
          </draw:text-box>
        </draw:frame>
        <draw:frame presentation:style-name="pr4" draw:text-style-name="P3" draw:layer="layout" svg:width="25.199cm" svg:height="13.86cm" svg:x="1.4cm" svg:y="4.914cm" presentation:class="subtitle" presentation:user-transformed="true">
          <draw:text-box>
            <text:p text:style-name="P3"><text:span text:style-name="T4">boolean</text:span><text:span text:style-name="T3"> compareNumbers(int x, int y)</text:span></text:p>
            <text:p text:style-name="P3"><text:span text:style-name="T3">{</text:span></text:p>
            <text:p text:style-name="P3"><text:span text:style-name="T3"><text:s text:c="5"/></text:span><text:span text:style-name="T3">if(x&lt;y)</text:span></text:p>
            <text:p text:style-name="P3"><text:span text:style-name="T3"><text:s text:c="15"/></text:span><text:span text:style-name="T3">return true;</text:span></text:p>
            <text:p text:style-name="P3"><text:span text:style-name="T3"><text:s text:c="5"/></text:span><text:span text:style-name="T3">else</text:span></text:p>
            <text:p text:style-name="P3"><text:span text:style-name="T3"><text:s text:c="15"/></text:span><text:span text:style-name="T4">return false</text:span><text:span text:style-name="T3">;</text:span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17.504cm" svg:x="1.4cm" svg:y="1.27cm" presentation:class="subtitle" presentation:user-transformed="true">
          <draw:text-box>
            <text:p text:style-name="P5"><text:span text:style-name="T5">public static void main(String[] args) {</text:span></text:p>
            <text:p text:style-name="P5"><text:span text:style-name="T5"><text:tab/></text:span><text:span text:style-name="T5">...</text:span></text:p>
            <text:p text:style-name="P5"><text:span text:style-name="T5"><text:tab/></text:span><text:span text:style-name="T5">System.out.println(“How many points did you get?”);</text:span></text:p>
            <text:p text:style-name="P5"><text:span text:style-name="T5"><text:tab/></text:span><text:span text:style-name="T5">a = Console.in.readInt();</text:span></text:p>
            <text:p text:style-name="P5"><text:span text:style-name="T5"><text:tab/></text:span><text:span text:style-name="T5">System.out.println(“Your grade is ” + letterGrade(a));</text:span></text:p>
            <text:p text:style-name="P5"><text:span text:style-name="T5"><text:tab/></text:span><text:span text:style-name="T5">...</text:span></text:p>
            <text:p text:style-name="P5"><text:span text:style-name="T5">}</text:span></text:p>
            <text:p text:style-name="P5"><text:span text:style-name="T5"/></text:p>
            <text:p text:style-name="P5"><text:span text:style-name="T5">char letterGrade(int numGrade) {</text:span></text:p>
            <text:p text:style-name="P5"><text:span text:style-name="T5"><text:s text:c="10"/></text:span><text:span text:style-name="T5">if (numGrade &gt;= 90)</text:span></text:p>
            <text:p text:style-name="P5"><text:span text:style-name="T5"><text:s text:c="13"/></text:span><text:span text:style-name="T5">return 'A'; <text:s text:c="2"/>// 90 or above gets an A</text:span></text:p>
            <text:p text:style-name="P5"><text:span text:style-name="T5"><text:s text:c="10"/></text:span><text:span text:style-name="T5">else if (numGrade &gt;= 80)</text:span></text:p>
            <text:p text:style-name="P5"><text:span text:style-name="T5"><text:s text:c="13"/></text:span><text:span text:style-name="T5">return 'B'; <text:s text:c="2"/>// 80 to 89 gets a B</text:span></text:p>
            <text:p text:style-name="P5"><text:span text:style-name="T5"><text:s text:c="10"/></text:span><text:span text:style-name="T5">else if (numGrade &gt;= 65)</text:span></text:p>
            <text:p text:style-name="P5"><text:span text:style-name="T5"><text:s text:c="13"/></text:span><text:span text:style-name="T5">return 'C'; <text:s text:c="2"/>// 65 to 79 gets a C</text:span></text:p>
            <text:p text:style-name="P5"><text:span text:style-name="T5"><text:s text:c="10"/></text:span><text:span text:style-name="T5">else if (numGrade &gt;= 50)</text:span></text:p>
            <text:p text:style-name="P5"><text:span text:style-name="T5"><text:s text:c="13"/></text:span><text:span text:style-name="T5">return 'D'; <text:s text:c="2"/>// 50 to 64 gets a D</text:span></text:p>
            <text:p text:style-name="P5"><text:span text:style-name="T5"><text:s text:c="10"/></text:span><text:span text:style-name="T5">else</text:span></text:p>
            <text:p text:style-name="P5"><text:span text:style-name="T5"><text:s text:c="13"/></text:span><text:span text:style-name="T5">return 'F'; <text:s text:c="2"/>// anything else gets an F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3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initial-creator>Michal Valko</meta:initial-creator>
    <meta:creation-date>2005-10-11T18:24:21</meta:creation-date>
    <dc:creator>Michal Valko</dc:creator>
    <dc:date>2005-10-11T19:16:47</dc:date>
    <dc:language>en-US</dc:language>
    <meta:editing-cycles>7</meta:editing-cycles>
    <meta:editing-duration>PT52M32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